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333333" draw:marker-start-width="0.352cm" draw:marker-end-width="0.352cm" draw:fill="solid" draw:fill-color="#ccffff" draw:opacity="50%" draw:textarea-horizontal-align="left" draw:textarea-vertical-align="top" draw:auto-grow-height="false" fo:padding-top="0.175cm" fo:padding-bottom="0.175cm" fo:padding-left="0.3cm" fo:padding-right="0.3cm" draw:shadow-opacity="50%"/>
    </style:style>
    <style:style style:name="gr2" style:family="graphic" style:parent-style-name="standard">
      <style:graphic-properties svg:stroke-width="0.102cm" svg:stroke-color="#333333" draw:marker-start-width="0.352cm" draw:marker-end-width="0.352cm" draw:fill="solid" draw:fill-color="#ffffcc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dash" draw:stroke-dash="Line_20_Style_20_9" svg:stroke-width="0.102cm" svg:stroke-color="#333333" draw:marker-start-width="0.352cm" draw:marker-end-width="0.352cm" draw:fill="solid" draw:fill-color="#83caff" draw:opacity="50%" draw:textarea-horizontal-align="left" draw:textarea-vertical-align="top" draw:auto-grow-height="false" fo:padding-top="0.175cm" fo:padding-bottom="0.175cm" fo:padding-left="0.3cm" fo:padding-right="0.3cm" draw:shadow-opacity="50%"/>
    </style:style>
    <style:style style:name="gr4" style:family="graphic" style:parent-style-name="standard">
      <style:graphic-properties draw:stroke="solid" draw:stroke-dash="Dashed_20__28_var_29_" svg:stroke-width="0.102cm" svg:stroke-color="#333333" draw:marker-start-width="0.352cm" draw:marker-end-width="0.352cm" draw:fill="solid" draw:fill-color="#579d1c" draw:opacity="50%" draw:textarea-horizontal-align="left" draw:textarea-vertical-align="top" draw:auto-grow-height="false" fo:padding-top="0.175cm" fo:padding-bottom="0.175cm" fo:padding-left="0.3cm" fo:padding-right="0.3cm" draw:shadow-opacity="50%"/>
    </style:style>
    <style:style style:name="gr5" style:family="graphic" style:parent-style-name="objectwithoutfill">
      <style:graphic-properties svg:stroke-width="0.076cm" svg:stroke-color="#333333" draw:marker-start="Arrowheads_20_2" draw:marker-start-width="0.414cm" draw:marker-end="Arrowheads_20_2" draw:marker-end-width="0.414cm" draw:fill="solid" draw:fill-color="#ffffcc" draw:textarea-vertical-align="middle" fo:padding-top="0.163cm" fo:padding-bottom="0.163cm" fo:padding-left="0.288cm" fo:padding-right="0.288cm"/>
    </style:style>
    <style:style style:name="gr6" style:family="graphic" style:parent-style-name="objectwithoutfill">
      <style:graphic-properties draw:stroke="solid" draw:stroke-dash="Fine_20_Dashed_20__28_var_29_" svg:stroke-width="0.076cm" svg:stroke-color="#333333" draw:marker-start="Arrowheads_20_2" draw:marker-start-width="0.414cm" draw:marker-end="Arrowheads_20_2" draw:marker-end-width="0.414cm" draw:fill="solid" draw:fill-color="#ffffcc" draw:textarea-vertical-align="middle" fo:padding-top="0.163cm" fo:padding-bottom="0.163cm" fo:padding-left="0.288cm" fo:padding-right="0.288cm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P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42cm" svg:height="9.652cm" svg:x="1.632cm" svg:y="1.224cm">
          <text:p text:style-name="P1"><text:span text:style-name="T1">NodeJ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5" draw:id="id5" draw:layer="layout" svg:width="3.048cm" svg:height="3.048cm" svg:x="17.854cm" svg:y="13.935cm">
          <text:p text:style-name="P2"><text:span text:style-name="T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3" xml:id="id1" draw:id="id1" draw:layer="layout" svg:width="12.765cm" svg:height="9.752cm" svg:x="15.286cm" svg:y="1.278cm">
          <text:p text:style-name="P2"><text:span text:style-name="T2">Karma HTML P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1.222cm" svg:height="6.475cm" svg:x="16.494cm" svg:y="4.05cm">
          <text:p text:style-name="P2"><text:span text:style-name="T2">IFR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3" draw:id="id3" draw:layer="layout" svg:width="2.677cm" svg:height="3.683cm" svg:x="24.723cm" svg:y="5.583cm">
          <text:p text:style-name="P4"><text:span text:style-name="T3">Web</text:span></text:p>
          <text:p text:style-name="P4"><text:span text:style-name="T3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curve" svg:x1="15.286cm" svg:y1="6.154cm" svg:x2="9.171cm" svg:y2="6.169cm" draw:start-shape="id1" draw:start-glue-point="3" draw:end-shape="id2" draw:end-glue-point="7" svg:d="m15286 6154c-4585 0-1528 15-6115 15">
          <text:p text:style-name="P2"><text:span text:style-name="T3">WebSockets</text:span></text:p>
          <text:p text:style-name="P2"><text:span text:style-name="T1"/></text:p>
        </draw:connector>
        <draw:custom-shape draw:style-name="gr2" draw:text-style-name="P5" xml:id="id4" draw:id="id4" draw:layer="layout" svg:width="5.08cm" svg:height="3.912cm" svg:x="16.839cm" svg:y="5.464cm">
          <text:p text:style-name="P5"><text:span text:style-name="T3">Functional</text:span></text:p>
          <text:p text:style-name="P5"><text:span text:style-name="T3">Test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5" draw:text-style-name="P1" draw:layer="layout" draw:type="curve" svg:x1="24.723cm" svg:y1="7.424cm" svg:x2="21.919cm" svg:y2="7.42cm" draw:start-shape="id3" draw:start-glue-point="3" draw:end-shape="id4" draw:end-glue-point="7" svg:d="m24723 7424c-2103 0-701-4-2804-4">
          <text:p text:style-name="P1"><text:span text:style-name="T4">Action</text:span></text:p>
          <text:p text:style-name="P1"/>
        </draw:connector>
        <draw:connector draw:style-name="gr6" draw:text-style-name="P1" draw:layer="layout" draw:type="curve" svg:x1="19.379cm" svg:y1="9.376cm" svg:x2="19.378cm" svg:y2="13.935cm" draw:start-shape="id4" draw:start-glue-point="6" draw:end-shape="id5" svg:d="m19379 9376c0 3420-1 1141-1 4559">
          <text:p text:style-name="P2"><text:span text:style-name="T1"/></text:p>
          <text:p text:style-name="P2"><text:span text:style-name="T1"><text:s text:c="23"/></text:span><text:span text:style-name="T1">Set up (DIY)</text:span></text:p>
        </draw:connector>
        <draw:custom-shape draw:style-name="gr2" draw:text-style-name="P5" xml:id="id2" draw:id="id2" draw:layer="layout" svg:width="6.35cm" svg:height="4.902cm" svg:x="2.821cm" svg:y="3.718cm">
          <text:p text:style-name="P5"><text:span text:style-name="T3">KARMA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5" xml:id="id6" draw:id="id6" draw:layer="layout" svg:width="3.048cm" svg:height="3.175cm" svg:x="4.429cm" svg:y="13.162cm">
          <text:p text:style-name="P2"><text:span text:style-name="T3">Test</text:span></text:p>
          <text:p text:style-name="P2"><text:span text:style-name="T3">Repor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1" draw:layer="layout" draw:type="curve" svg:x1="5.996cm" svg:y1="8.62cm" svg:x2="5.953cm" svg:y2="13.162cm" draw:start-shape="id2" draw:start-glue-point="6" draw:end-shape="id6" draw:end-glue-point="4" svg:d="m5996 8620c0 3444-43 1173-43 454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1131 1580" svg:d="m1013 1491 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03T11:02:48</meta:creation-date>
    <dc:date>2013-05-06T20:27:31</dc:date>
    <meta:editing-duration>PT1H10M6S</meta:editing-duration>
    <meta:editing-cycles>10</meta:editing-cycles>
    <meta:generator>LibreOffice/3.5$MacOSX_x86 LibreOffice_project/165a79a-7059095-e13bb37-fef39a4-9503d18</meta:generator>
    <meta:document-statistic meta:object-count="12"/>
  </office:meta>
</office:document-meta>
</file>